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PageFilter.init( FilterConfig filter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FlowPageFilter.PageFlowPag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PageFilter.PageFlowPageFilt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Page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PageFilter.doFilter( ServletRequest request , ServletResponse response , FilterChain chain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40">
            <text:p text:style-name="Table_20_Contents">140</text:p>
          </table:table-cell>
        </table:table-row>
        <table:table-row>
          <table:table-cell office:value-type="string">
            <text:p text:style-name="Table_20_Contents">PageFlowPageFilter.runPage( PageFlowController curJpf , HttpServletRequest request , HttpServletResponse response , FilterChain chai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PageFlowPageFilter.handleException( Throwable th , FlowController fc ,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FlowPageFilter.continueChainNoWrapper( ServletRequest request , ServletResponse response , Filte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